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988cm" style:rel-column-width="1694*"/>
    </style:style>
    <style:style style:name="Tabella4.B" style:family="table-column">
      <style:table-column-properties style:column-width="5.505cm" style:rel-column-width="3121*"/>
    </style:style>
    <style:style style:name="Tabella4.C" style:family="table-column">
      <style:table-column-properties style:column-width="11.308cm" style:rel-column-width="6411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1.113cm" table:align="left"/>
    </style:style>
    <style:style style:name="Tabella5.A" style:family="table-column">
      <style:table-column-properties style:column-width="2.699cm"/>
    </style:style>
    <style:style style:name="Tabella5.B" style:family="table-column">
      <style:table-column-properties style:column-width="7.303cm"/>
    </style:style>
    <style:style style:name="Tabella5.C" style:family="table-column">
      <style:table-column-properties style:column-width="1.111cm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C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5cm" style:rel-column-width="11733*"/>
    </style:style>
    <style:style style:name="Tabella2.B" style:family="table-column">
      <style:table-column-properties style:column-width="14.552cm" style:rel-column-width="48161*"/>
    </style:style>
    <style:style style:name="Tabella2.C" style:family="table-column">
      <style:table-column-properties style:column-width="1.704cm" style:rel-column-width="5641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1767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7">Prodotto</text:p>
            </table:table-cell>
            <table:covered-table-cell/>
            <table:table-cell table:style-name="Tabella4.C1" office:value-type="string">
              <text:p text:style-name="P27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3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</text:p>
          </table:table-cell>
          <table:table-cell table:style-name="Tabella4.B3" office:value-type="string">
            <text:p text:style-name="P21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24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28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25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11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A4" table:number-columns-spanned="3" office:value-type="string">
            <text:p text:style-name="P11"><text:text-input text:description="&lt;/for&gt;">ends for loop</text:text-input></text:p>
          </table:table-cell>
          <table:covered-table-cell/>
          <table:covered-table-cell/>
        </table:table-row>
      </table:table>
      <text:p text:style-name="P16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6">Codice</text:p>
            </table:table-cell>
            <table:table-cell table:style-name="Tabella3.B1" office:value-type="string">
              <text:p text:style-name="P26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4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6">Codice</text:p>
            </table:table-cell>
            <table:table-cell table:style-name="Tabella1.A1" office:value-type="string">
              <text:p text:style-name="P26">Nome</text:p>
            </table:table-cell>
            <table:table-cell table:style-name="Tabella1.C1" office:value-type="string">
              <text:p text:style-name="P29">Prod. Int.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9"><text:placeholder text:placeholder-type="text">&lt;item.name&gt;</text:placeholder></text:p>
          </table:table-cell>
          <table:table-cell table:style-name="Tabella1.C3" office:value-type="string">
            <text:p text:style-name="P22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  <text:p text:style-name="P15"><text:span text:style-name="T6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6">Codice</text:p>
            </table:table-cell>
            <table:table-cell table:style-name="Tabella2.A1" office:value-type="string">
              <text:p text:style-name="P26">Componente</text:p>
            </table:table-cell>
            <table:table-cell table:style-name="Tabella2.C1" office:value-type="string">
              <text:p text:style-name="P29">Prod. Int.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9"><text:placeholder text:placeholder-type="text">&lt;item.name&gt;</text:placeholder></text:p>
          </table:table-cell>
          <table:table-cell table:style-name="Tabella2.C3" office:value-type="string">
            <text:p text:style-name="P23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7T10:31:03.546716622</dc:date>
    <dc:creator>thebrush </dc:creator>
    <meta:editing-duration>PT14H16M13S</meta:editing-duration>
    <meta:editing-cycles>137</meta:editing-cycles>
    <meta:document-statistic meta:table-count="5" meta:image-count="3" meta:object-count="0" meta:page-count="1" meta:paragraph-count="39" meta:word-count="133" meta:character-count="984" meta:non-whitespace-character-count="906"/>
  </office:meta>
</office:document-meta>
</file>